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26.91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0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Corretja politjes serra va i ven, defectuosa, reposar per corritja nov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f_0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2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27_1, if_027_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f_02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f_0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f_0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1_1, if_31_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_03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5_1, if_035_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f_045_pd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if_03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if_03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4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4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f_0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_04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09:12:28.954730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2T09:27:20.000698916</dc:date>
    <meta:editing-duration>PT4M40S</meta:editing-duration>
    <meta:editing-cycles>1</meta:editing-cycles>
    <meta:document-statistic meta:table-count="1" meta:cell-count="218" meta:object-count="0"/>
  </office:meta>
</office:document-meta>
</file>